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f202a" officeooo:paragraph-rsid="002f202a"/>
    </style:style>
    <style:style style:name="P2" style:family="paragraph" style:parent-style-name="Heading_20_3">
      <style:text-properties officeooo:rsid="002e7d73" officeooo:paragraph-rsid="002e7d73"/>
    </style:style>
    <style:style style:name="P3" style:family="paragraph" style:parent-style-name="Heading_20_2">
      <style:text-properties officeooo:paragraph-rsid="002f6c64"/>
    </style:style>
    <style:style style:name="P4" style:family="paragraph" style:parent-style-name="Text_20_body">
      <style:text-properties officeooo:rsid="0030c75d" officeooo:paragraph-rsid="0030c75d"/>
    </style:style>
    <style:style style:name="P5" style:family="paragraph" style:parent-style-name="Text_20_body">
      <style:text-properties officeooo:rsid="003175de" officeooo:paragraph-rsid="003175de"/>
    </style:style>
    <style:style style:name="P6" style:family="paragraph" style:parent-style-name="Text_20_body">
      <style:text-properties officeooo:rsid="0031793e" officeooo:paragraph-rsid="0031793e"/>
    </style:style>
    <style:style style:name="P7" style:family="paragraph" style:parent-style-name="Text_20_body">
      <style:text-properties officeooo:rsid="0032b786" officeooo:paragraph-rsid="0032b786"/>
    </style:style>
    <style:style style:name="P8" style:family="paragraph" style:parent-style-name="Text_20_body">
      <style:text-properties officeooo:rsid="003305d2" officeooo:paragraph-rsid="003305d2"/>
    </style:style>
    <style:style style:name="P9" style:family="paragraph" style:parent-style-name="Text_20_body">
      <style:text-properties officeooo:rsid="003427d0" officeooo:paragraph-rsid="003427d0"/>
    </style:style>
    <style:style style:name="P10" style:family="paragraph" style:parent-style-name="Text_20_body">
      <style:text-properties officeooo:rsid="003513f6" officeooo:paragraph-rsid="003513f6"/>
    </style:style>
    <style:style style:name="P11" style:family="paragraph" style:parent-style-name="Heading_20_1" style:master-page-name="Right_20_Page">
      <style:paragraph-properties style:page-number="auto"/>
      <style:text-properties officeooo:rsid="003513f6" officeooo:paragraph-rsid="003513f6"/>
    </style:style>
    <style:style style:name="P12" style:family="paragraph" style:parent-style-name="Heading_20_3">
      <style:text-properties officeooo:rsid="0032b786" officeooo:paragraph-rsid="0032b786"/>
    </style:style>
    <style:style style:name="P13" style:family="paragraph" style:parent-style-name="Heading_20_3">
      <style:paragraph-properties fo:margin-top="0.101cm" fo:margin-bottom="0.101cm" loext:contextual-spacing="false"/>
    </style:style>
    <style:style style:name="P14" style:family="paragraph" style:parent-style-name="Heading_20_3">
      <style:paragraph-properties fo:margin-top="0.199cm" fo:margin-bottom="0.199cm" loext:contextual-spacing="false"/>
    </style:style>
    <style:style style:name="T1" style:family="text">
      <style:text-properties officeooo:rsid="002f6c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O Little Town Of Bethlehem </text:h>
      <text:p text:style-name="Heading_20_2">(Phillips Brooks)</text:p>
      <text:p text:style-name="Heading_20_3">[VERSE 1]</text:p>
      <text:p text:style-name="P10"><text:s text:c="2"/>C <text:s text:c="19"/>Dm <text:s text:c="5"/>C <text:s text:c="7"/>G7 <text:s text:c="6"/>C</text:p>
      <text:p text:style-name="P10">O little town of Bethlehem how still we see thee lie</text:p>
      <text:p text:style-name="P10">C <text:s text:c="8"/>Gm <text:s text:c="6"/>F <text:s text:c="8"/>Dm <text:s text:c="3"/></text:p>
      <text:p text:style-name="P10">Above thy deep and dreamless sleep </text:p>
      <text:p text:style-name="P10"><text:s text:c="4"/>C <text:s text:c="5"/>G7 <text:s text:c="6"/>C</text:p>
      <text:p text:style-name="P10">the silent stars go by</text:p>
      <text:p text:style-name="P10"><text:s text:c="4"/>Am <text:s text:c="4"/>Dm <text:s text:c="10"/>E <text:s text:c="6"/></text:p>
      <text:p text:style-name="P10">Yet in thy dark streets shineth </text:p>
      <text:p text:style-name="P10"><text:s text:c="4"/>F <text:s text:c="10"/>E</text:p>
      <text:p text:style-name="P10">the everlasting light</text:p>
      <text:p text:style-name="P10"><text:s text:c="4"/>C <text:s text:c="17"/>Dm <text:s text:c="11"/></text:p>
      <text:p text:style-name="P10">The hopes and fears of all the years </text:p>
      <text:p text:style-name="P10"><text:s text:c="4"/>C <text:s text:c="5"/>G7 <text:s text:c="4"/>C</text:p>
      <text:p text:style-name="P10">are met in thee tonight</text:p>
      <text:p text:style-name="Heading_20_3">[VERSE 2]</text:p>
      <text:p text:style-name="P10"><text:s text:c="4"/>C <text:s text:c="12"/>Dm <text:s text:c="10"/>C <text:s text:c="7"/>G7 <text:s text:c="5"/>C</text:p>
      <text:p text:style-name="P10">How silently, how silently the wondrous gift is giv'n!</text:p>
      <text:p text:style-name="P10">C <text:s text:c="7"/>Gm <text:s text:c="6"/>F <text:s text:c="4"/>Dm <text:s text:c="4"/></text:p>
      <text:p text:style-name="P10">So God imparts to human hearts </text:p>
      <text:p text:style-name="P10"><text:s text:c="4"/>C <text:s text:c="8"/>G7 <text:s text:c="4"/>C</text:p>
      <text:p text:style-name="P10">the blessings of His heav’n</text:p>
      <text:p text:style-name="P10"><text:s text:c="3"/>Am <text:s text:c="5"/>Dm <text:s text:c="6"/>E <text:s text:c="9"/>F <text:s text:c="15"/>E</text:p>
      <text:p text:style-name="P10">No ear may hear His coming but in this world of sin</text:p>
      <text:p text:style-name="P10"><text:s text:c="6"/>C <text:s text:c="17"/>Dm <text:s text:c="13"/></text:p>
      <text:p text:style-name="P10">Where meek souls will receive Him still, </text:p>
      <text:p text:style-name="P10"><text:s text:c="4"/>C <text:s text:c="10"/>G7 <text:s text:c="4"/>C</text:p>
      <text:p text:style-name="P10">the dear Christ enters in.</text:p>
      <text:p text:style-name="P10"/>
      <text:p text:style-name="P10"/>
      <text:p text:style-name="P10"/>
      <text:p text:style-name="P10"/>
      <text:p text:style-name="Heading_20_3"><text:soft-page-break/>[VERSE 3]</text:p>
      <text:p text:style-name="P10"><text:s text:c="2"/>C <text:s text:c="18"/>Dm <text:s text:c="4"/>C <text:s text:c="6"/>G7 <text:s text:c="3"/>C</text:p>
      <text:p text:style-name="P10">O holy child of Bethlehem descend to us we pray</text:p>
      <text:p text:style-name="P10">C <text:s text:c="11"/>Gm <text:s text:c="5"/>F <text:s text:c="4"/>Dm <text:s text:c="3"/>C <text:s text:c="6"/>G7 <text:s text:c="2"/>C</text:p>
      <text:p text:style-name="P10">Cast out our sin and enter in be born in us today</text:p>
      <text:p text:style-name="P10"><text:s text:c="3"/>Am <text:s text:c="6"/>Dm <text:s text:c="7"/>E <text:s text:c="9"/>F <text:s text:c="16"/>E</text:p>
      <text:p text:style-name="P10">We hear the Christmas angels the great glad tiding tell</text:p>
      <text:p text:style-name="P10"><text:s text:c="2"/>C <text:s text:c="11"/>Dm <text:s text:c="15"/>C <text:s text:c="5"/>G7 <text:s/>C</text:p>
      <text:p text:style-name="P10">O come to us, abide with us, our Lord Emmanu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50M40S</meta:editing-duration>
    <meta:editing-cycles>41</meta:editing-cycles>
    <meta:generator>LibreOffice/5.3.6.1$MacOSX_X86_64 LibreOffice_project/686f202eff87ef707079aeb7f485847613344eb7</meta:generator>
    <dc:title>Lyrics + Chords</dc:title>
    <dc:date>2017-11-24T09:48:47.001656000</dc:date>
    <meta:print-date>2017-04-03T12:23:29.985893000</meta:print-date>
    <meta:document-statistic meta:table-count="0" meta:image-count="0" meta:object-count="0" meta:page-count="2" meta:paragraph-count="39" meta:word-count="209" meta:character-count="1335" meta:non-whitespace-character-count="68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